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nux Libertine" svg:font-family="'Linux Libertine', Georgia, Times,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acfeb" officeooo:paragraph-rsid="000acfeb"/>
    </style:style>
    <style:style style:name="P2" style:family="paragraph" style:parent-style-name="Text_20_body">
      <style:paragraph-properties fo:text-align="justify" style:justify-single-word="false"/>
      <style:text-properties style:use-window-font-color="true" loext:opacity="0%" style:font-name="Liberation Serif" fo:font-size="12pt" officeooo:paragraph-rsid="000b0497" style:font-size-asian="12pt" style:font-size-complex="12pt"/>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left="0cm" fo:margin-right="0cm" fo:text-align="justify" style:justify-single-word="false" fo:orphans="2" fo:widows="2" fo:text-indent="0cm" style:auto-text-indent="false"/>
      <style:text-properties style:use-window-font-color="true" loext:opacity="0%" style:font-name="Liberation Serif" fo:font-size="12pt" style:font-size-asian="12pt" style:font-size-complex="12pt"/>
    </style:style>
    <style:style style:name="P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P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normal" officeooo:paragraph-rsid="000caf21" style:font-size-asian="12pt" style:font-size-complex="12pt"/>
    </style:style>
    <style:style style:name="P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style:font-size-asian="12pt" style:font-weight-asian="bold" style:font-size-complex="12pt" style:font-weight-complex="bold"/>
    </style:style>
    <style:style style:name="P8" style:family="paragraph" style:parent-style-name="Heading_20_2">
      <style:paragraph-properties fo:text-align="justify" style:justify-single-word="false"/>
      <style:text-properties fo:font-variant="normal" fo:text-transform="none" fo:color="#000000" loext:opacity="100%" style:font-name="Linux Libertine" fo:letter-spacing="normal" fo:font-style="normal" fo:font-weight="normal" officeooo:rsid="000acfeb" officeooo:paragraph-rsid="000acfeb"/>
    </style:style>
    <style:style style:name="P9" style:family="paragraph" style:parent-style-name="Standard">
      <style:paragraph-properties fo:text-align="start" style:justify-single-word="false"/>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P10" style:family="paragraph" style:parent-style-name="Text_20_body">
      <style:paragraph-properties fo:margin-top="0cm" fo:margin-bottom="0cm" style:contextual-spacing="false" fo:text-align="justify" style:justify-single-word="false" fo:orphans="2" fo:widows="2" fo:padding="0cm" fo:border="none"/>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P11" style:family="paragraph" style:parent-style-name="Title">
      <style:paragraph-properties fo:text-align="justify" style:justify-single-word="false"/>
    </style:style>
    <style:style style:name="P12" style:family="paragraph" style:parent-style-name="Text_20_body">
      <style:paragraph-properties fo:text-align="justify" style:justify-single-word="false"/>
      <style:text-properties style:use-window-font-color="true" loext:opacity="0%" style:font-name="Liberation Serif" fo:font-size="12pt" style:font-size-asian="12pt" style:font-size-complex="12pt"/>
    </style:style>
    <style:style style:name="P13" style:family="paragraph" style:parent-style-name="Text_20_body" style:list-style-name="L1">
      <style:paragraph-properties fo:margin-top="0cm" fo:margin-bottom="0cm" style:contextual-spacing="false" fo:text-align="justify" style:justify-single-word="false" fo:orphans="2" fo:widows="2" fo:padding="0cm" fo:border="none"/>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officeooo:rsid="000acfeb"/>
    </style:style>
    <style:style style:name="T3" style:family="text">
      <style:text-properties officeooo:rsid="000b0497"/>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ción</text:p>
      <text:p text:style-name="P1">La documentación consiste en documentar, se identifica por el procesamiento de información que otorgara datos específicos sobre un tema determinado.</text:p>
      <text:p text:style-name="P1">De acuerdo a estas puede identificarse como una técnica instrumental o auxiliar, para lograr informar a numerosas personas sobre un tema especifico. Un documento no es mas que un texto redactado que tiene la finalidad de servir de soporte para el relato de una circunstancia, también se puede describir como una carta que contenga datos que deben ser identificados para comprobar una información. </text:p>
      <text:p text:style-name="P2"><text:span text:style-name="T3">Cabe destacar que la documentación es la </text:span><text:span text:style-name="T1">Elaboración del manual de usuario y, posiblemente, de un manual técnico para el mantenimiento y las futuras ampliaciones del sistema. Las tareas de esta etapa comienzan ya en la primera fase, pero sólo terminan una vez terminadas las pruebas.</text:span> </text:p>
      <text:h text:style-name="P8" text:outline-level="2"><text:bookmark text:name="Objeto_de_estudio_de_la_documentación"/>Objeto de estudio de la documentación</text:h>
      <text:p text:style-name="P4"><text:span text:style-name="T1">De acuerdo al "Tratado de Documentación" de </text:span><text:span text:style-name="T2">Paul Otlet</text:span><text:span text:style-name="T1">e </text:span><text:span text:style-name="T2">la documentación tiene </text:span><text:span text:style-name="T1">cuatro objetivos principales:</text:span></text:p>
      <text:list xml:id="list528960965" text:style-name="L1">
        <text:list-item>
          <text:p text:style-name="P13">El registro del pensamiento humano y de la realidad exterior en elementos de la naturaleza material llamados documentos.</text:p>
        </text:list-item>
        <text:list-item>
          <text:p text:style-name="P13">La conservación, circulación, utilización, catalogación, descripción y análisis de estos documentos.</text:p>
        </text:list-item>
        <text:list-item>
          <text:p text:style-name="P13">La elaboración, de documentos más complejos a partir de documentos simples, así como la integración de conjuntos de documentos con la ayuda de documentos particulares.</text:p>
        </text:list-item>
        <text:list-item>
          <text:p text:style-name="P13">El registro de los datos de un modo cada vez más rápido, directo y exacto, al mismo tiempo analítico y sintético, de acuerdo con un plan cada vez más amplio, enciclopédico y universal</text:p>
        </text:list-item>
      </text:list>
      <text:p text:style-name="P10"/>
      <text:p text:style-name="P2"><text:span text:style-name="T3">En la etapa de la documentación también se basa en el </text:span><text:span text:style-name="T1">desarrollo del software en sí y la gestión del proyecto, incluyendo la modelización (UML), diagramas, pruebas, manuales de usuario, manuales técnicos, etc.; todo ello con el fin de eventuales correcciones, usabilidad, mantenimiento futuro y ampliaciones del sistema.</text:span> </text:p>
      <text:p text:style-name="P1"/>
      <text:p text:style-name="P11"/>
      <text:p text:style-name="P3"/>
      <text:p text:style-name="P3"/>
      <text:p text:style-name="P3"/>
      <text:p text:style-name="P3"/>
      <text:p text:style-name="P3"/>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nux Libertine" svg:font-family="'Linux Libertine', Georgia, Times,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7T19:46:57.422000000</meta:creation-date>
    <dc:date>2021-10-27T23:09:43.934000000</dc:date>
    <meta:editing-duration>PT28M24S</meta:editing-duration>
    <meta:editing-cycles>3</meta:editing-cycles>
    <meta:generator>LibreOffice/7.0.4.2$Windows_X86_64 LibreOffice_project/dcf040e67528d9187c66b2379df5ea4407429775</meta:generator>
    <meta:document-statistic meta:table-count="0" meta:image-count="0" meta:object-count="0" meta:page-count="1" meta:paragraph-count="11" meta:word-count="290" meta:character-count="1882" meta:non-whitespace-character-count="1604"/>
  </office:meta>
</office:document-meta>
</file>